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_2b" table:style-name="ta1">
        <table:shapes>
          <draw:frame draw:z-index="0" draw:style-name="gr1" draw:text-style-name="P1" svg:width="11.4665in" svg:height="5.7937in" svg:x="5.7713in" svg:y="0.0417in">
            <draw:object draw:notify-on-update-of-ranges="res_2b.B64:res_2b.B126 res_2b.F64:res_2b.F1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15-куча</text:p>
          </table:table-cell>
          <table:table-cell office:value-type="float" office:value="3701" calcext:value-type="float">
            <text:p>3701</text:p>
          </table:table-cell>
          <table:table-cell office:value-type="float" office:value="3701000" calcext:value-type="float">
            <text:p>37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.186551" calcext:value-type="float">
            <text:p>25.18655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801" calcext:value-type="float">
            <text:p>3801</text:p>
          </table:table-cell>
          <table:table-cell office:value-type="float" office:value="3801000" calcext:value-type="float">
            <text:p>38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.039088" calcext:value-type="float">
            <text:p>27.03908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901" calcext:value-type="float">
            <text:p>3901</text:p>
          </table:table-cell>
          <table:table-cell office:value-type="float" office:value="3901000" calcext:value-type="float">
            <text:p>39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.984229" calcext:value-type="float">
            <text:p>23.98422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001" calcext:value-type="float">
            <text:p>4001</text:p>
          </table:table-cell>
          <table:table-cell office:value-type="float" office:value="4001000" calcext:value-type="float">
            <text:p>40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.012355" calcext:value-type="float">
            <text:p>30.01235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101" calcext:value-type="float">
            <text:p>4101</text:p>
          </table:table-cell>
          <table:table-cell office:value-type="float" office:value="4101000" calcext:value-type="float">
            <text:p>41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.000983" calcext:value-type="float">
            <text:p>28.00098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201" calcext:value-type="float">
            <text:p>4201</text:p>
          </table:table-cell>
          <table:table-cell office:value-type="float" office:value="4201000" calcext:value-type="float">
            <text:p>42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2.397346" calcext:value-type="float">
            <text:p>32.39734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301" calcext:value-type="float">
            <text:p>4301</text:p>
          </table:table-cell>
          <table:table-cell office:value-type="float" office:value="4301000" calcext:value-type="float">
            <text:p>43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.28719" calcext:value-type="float">
            <text:p>33.2871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401" calcext:value-type="float">
            <text:p>4401</text:p>
          </table:table-cell>
          <table:table-cell office:value-type="float" office:value="4401000" calcext:value-type="float">
            <text:p>44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.7692" calcext:value-type="float">
            <text:p>40.769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501" calcext:value-type="float">
            <text:p>4501</text:p>
          </table:table-cell>
          <table:table-cell office:value-type="float" office:value="4501000" calcext:value-type="float">
            <text:p>45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6.561154" calcext:value-type="float">
            <text:p>36.56115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601" calcext:value-type="float">
            <text:p>4601</text:p>
          </table:table-cell>
          <table:table-cell office:value-type="float" office:value="4601000" calcext:value-type="float">
            <text:p>46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.196189" calcext:value-type="float">
            <text:p>37.19618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701" calcext:value-type="float">
            <text:p>4701</text:p>
          </table:table-cell>
          <table:table-cell office:value-type="float" office:value="4701000" calcext:value-type="float">
            <text:p>47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.526951" calcext:value-type="float">
            <text:p>33.52695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801" calcext:value-type="float">
            <text:p>4801</text:p>
          </table:table-cell>
          <table:table-cell office:value-type="float" office:value="4801000" calcext:value-type="float">
            <text:p>48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.389819" calcext:value-type="float">
            <text:p>50.38981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901" calcext:value-type="float">
            <text:p>4901</text:p>
          </table:table-cell>
          <table:table-cell office:value-type="float" office:value="4901000" calcext:value-type="float">
            <text:p>49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1.635395" calcext:value-type="float">
            <text:p>41.63539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001" calcext:value-type="float">
            <text:p>5001</text:p>
          </table:table-cell>
          <table:table-cell office:value-type="float" office:value="5001000" calcext:value-type="float">
            <text:p>50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1.983986" calcext:value-type="float">
            <text:p>51.98398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101" calcext:value-type="float">
            <text:p>5101</text:p>
          </table:table-cell>
          <table:table-cell office:value-type="float" office:value="5101000" calcext:value-type="float">
            <text:p>51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1.85572" calcext:value-type="float">
            <text:p>51.8557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201" calcext:value-type="float">
            <text:p>5201</text:p>
          </table:table-cell>
          <table:table-cell office:value-type="float" office:value="5201000" calcext:value-type="float">
            <text:p>52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9.2822" calcext:value-type="float">
            <text:p>49.282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301" calcext:value-type="float">
            <text:p>5301</text:p>
          </table:table-cell>
          <table:table-cell office:value-type="float" office:value="5301000" calcext:value-type="float">
            <text:p>53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1.082068" calcext:value-type="float">
            <text:p>51.08206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401" calcext:value-type="float">
            <text:p>5401</text:p>
          </table:table-cell>
          <table:table-cell office:value-type="float" office:value="5401000" calcext:value-type="float">
            <text:p>54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2.273937" calcext:value-type="float">
            <text:p>42.27393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501" calcext:value-type="float">
            <text:p>5501</text:p>
          </table:table-cell>
          <table:table-cell office:value-type="float" office:value="5501000" calcext:value-type="float">
            <text:p>55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5.568541" calcext:value-type="float">
            <text:p>45.56854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601" calcext:value-type="float">
            <text:p>5601</text:p>
          </table:table-cell>
          <table:table-cell office:value-type="float" office:value="5601000" calcext:value-type="float">
            <text:p>56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4.181716" calcext:value-type="float">
            <text:p>44.18171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701" calcext:value-type="float">
            <text:p>5701</text:p>
          </table:table-cell>
          <table:table-cell office:value-type="float" office:value="5701000" calcext:value-type="float">
            <text:p>57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.619974" calcext:value-type="float">
            <text:p>50.61997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801" calcext:value-type="float">
            <text:p>5801</text:p>
          </table:table-cell>
          <table:table-cell office:value-type="float" office:value="5801000" calcext:value-type="float">
            <text:p>58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.247643" calcext:value-type="float">
            <text:p>55.24764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901" calcext:value-type="float">
            <text:p>5901</text:p>
          </table:table-cell>
          <table:table-cell office:value-type="float" office:value="5901000" calcext:value-type="float">
            <text:p>59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.439939" calcext:value-type="float">
            <text:p>55.43993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001" calcext:value-type="float">
            <text:p>6001</text:p>
          </table:table-cell>
          <table:table-cell office:value-type="float" office:value="6001000" calcext:value-type="float">
            <text:p>60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0.840863" calcext:value-type="float">
            <text:p>70.84086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101" calcext:value-type="float">
            <text:p>6101</text:p>
          </table:table-cell>
          <table:table-cell office:value-type="float" office:value="6101000" calcext:value-type="float">
            <text:p>61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.930859" calcext:value-type="float">
            <text:p>48.93085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201" calcext:value-type="float">
            <text:p>6201</text:p>
          </table:table-cell>
          <table:table-cell office:value-type="float" office:value="6201000" calcext:value-type="float">
            <text:p>62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8.584119" calcext:value-type="float">
            <text:p>58.58411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301" calcext:value-type="float">
            <text:p>6301</text:p>
          </table:table-cell>
          <table:table-cell office:value-type="float" office:value="6301000" calcext:value-type="float">
            <text:p>63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4.557764" calcext:value-type="float">
            <text:p>64.55776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401" calcext:value-type="float">
            <text:p>6401</text:p>
          </table:table-cell>
          <table:table-cell office:value-type="float" office:value="6401000" calcext:value-type="float">
            <text:p>64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3.331582" calcext:value-type="float">
            <text:p>53.33158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501" calcext:value-type="float">
            <text:p>6501</text:p>
          </table:table-cell>
          <table:table-cell office:value-type="float" office:value="6501000" calcext:value-type="float">
            <text:p>65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3.046986" calcext:value-type="float">
            <text:p>63.04698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601" calcext:value-type="float">
            <text:p>6601</text:p>
          </table:table-cell>
          <table:table-cell office:value-type="float" office:value="6601000" calcext:value-type="float">
            <text:p>66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8.249177" calcext:value-type="float">
            <text:p>68.24917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701" calcext:value-type="float">
            <text:p>6701</text:p>
          </table:table-cell>
          <table:table-cell office:value-type="float" office:value="6701000" calcext:value-type="float">
            <text:p>67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9.715855" calcext:value-type="float">
            <text:p>49.71585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801" calcext:value-type="float">
            <text:p>6801</text:p>
          </table:table-cell>
          <table:table-cell office:value-type="float" office:value="6801000" calcext:value-type="float">
            <text:p>68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4.657433" calcext:value-type="float">
            <text:p>64.65743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901" calcext:value-type="float">
            <text:p>6901</text:p>
          </table:table-cell>
          <table:table-cell office:value-type="float" office:value="6901000" calcext:value-type="float">
            <text:p>69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9.30608" calcext:value-type="float">
            <text:p>49.3060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001" calcext:value-type="float">
            <text:p>7001</text:p>
          </table:table-cell>
          <table:table-cell office:value-type="float" office:value="7001000" calcext:value-type="float">
            <text:p>70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1.433463" calcext:value-type="float">
            <text:p>51.43346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101" calcext:value-type="float">
            <text:p>7101</text:p>
          </table:table-cell>
          <table:table-cell office:value-type="float" office:value="7101000" calcext:value-type="float">
            <text:p>71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2.297746" calcext:value-type="float">
            <text:p>72.29774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201" calcext:value-type="float">
            <text:p>7201</text:p>
          </table:table-cell>
          <table:table-cell office:value-type="float" office:value="7201000" calcext:value-type="float">
            <text:p>72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1.063555" calcext:value-type="float">
            <text:p>51.06355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301" calcext:value-type="float">
            <text:p>7301</text:p>
          </table:table-cell>
          <table:table-cell office:value-type="float" office:value="7301000" calcext:value-type="float">
            <text:p>73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2.112774" calcext:value-type="float">
            <text:p>82.11277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401" calcext:value-type="float">
            <text:p>7401</text:p>
          </table:table-cell>
          <table:table-cell office:value-type="float" office:value="7401000" calcext:value-type="float">
            <text:p>74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.450187" calcext:value-type="float">
            <text:p>88.45018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501" calcext:value-type="float">
            <text:p>7501</text:p>
          </table:table-cell>
          <table:table-cell office:value-type="float" office:value="7501000" calcext:value-type="float">
            <text:p>75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3.404293" calcext:value-type="float">
            <text:p>73.40429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601" calcext:value-type="float">
            <text:p>7601</text:p>
          </table:table-cell>
          <table:table-cell office:value-type="float" office:value="7601000" calcext:value-type="float">
            <text:p>76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0.652367" calcext:value-type="float">
            <text:p>60.65236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701" calcext:value-type="float">
            <text:p>7701</text:p>
          </table:table-cell>
          <table:table-cell office:value-type="float" office:value="7701000" calcext:value-type="float">
            <text:p>77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4.832282" calcext:value-type="float">
            <text:p>74.83228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801" calcext:value-type="float">
            <text:p>7801</text:p>
          </table:table-cell>
          <table:table-cell office:value-type="float" office:value="7801000" calcext:value-type="float">
            <text:p>78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4.871434" calcext:value-type="float">
            <text:p>74.87143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901" calcext:value-type="float">
            <text:p>7901</text:p>
          </table:table-cell>
          <table:table-cell office:value-type="float" office:value="7901000" calcext:value-type="float">
            <text:p>79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3.352179" calcext:value-type="float">
            <text:p>103.35217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001" calcext:value-type="float">
            <text:p>8001</text:p>
          </table:table-cell>
          <table:table-cell office:value-type="float" office:value="8001000" calcext:value-type="float">
            <text:p>80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.716757" calcext:value-type="float">
            <text:p>94.71675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101" calcext:value-type="float">
            <text:p>8101</text:p>
          </table:table-cell>
          <table:table-cell office:value-type="float" office:value="8101000" calcext:value-type="float">
            <text:p>81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2.354089" calcext:value-type="float">
            <text:p>72.35408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201" calcext:value-type="float">
            <text:p>8201</text:p>
          </table:table-cell>
          <table:table-cell office:value-type="float" office:value="8201000" calcext:value-type="float">
            <text:p>82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7.888977" calcext:value-type="float">
            <text:p>67.88897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301" calcext:value-type="float">
            <text:p>8301</text:p>
          </table:table-cell>
          <table:table-cell office:value-type="float" office:value="8301000" calcext:value-type="float">
            <text:p>83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.552828" calcext:value-type="float">
            <text:p>98.55282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401" calcext:value-type="float">
            <text:p>8401</text:p>
          </table:table-cell>
          <table:table-cell office:value-type="float" office:value="8401000" calcext:value-type="float">
            <text:p>84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8.750299" calcext:value-type="float">
            <text:p>68.75029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501" calcext:value-type="float">
            <text:p>8501</text:p>
          </table:table-cell>
          <table:table-cell office:value-type="float" office:value="8501000" calcext:value-type="float">
            <text:p>85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3.590326" calcext:value-type="float">
            <text:p>83.59032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601" calcext:value-type="float">
            <text:p>8601</text:p>
          </table:table-cell>
          <table:table-cell office:value-type="float" office:value="8601000" calcext:value-type="float">
            <text:p>86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.774121" calcext:value-type="float">
            <text:p>89.77412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701" calcext:value-type="float">
            <text:p>8701</text:p>
          </table:table-cell>
          <table:table-cell office:value-type="float" office:value="8701000" calcext:value-type="float">
            <text:p>87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8.927757" calcext:value-type="float">
            <text:p>68.92775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801" calcext:value-type="float">
            <text:p>8801</text:p>
          </table:table-cell>
          <table:table-cell office:value-type="float" office:value="8801000" calcext:value-type="float">
            <text:p>88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.841133" calcext:value-type="float">
            <text:p>84.84113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901" calcext:value-type="float">
            <text:p>8901</text:p>
          </table:table-cell>
          <table:table-cell office:value-type="float" office:value="8901000" calcext:value-type="float">
            <text:p>89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1.538541" calcext:value-type="float">
            <text:p>121.53854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001" calcext:value-type="float">
            <text:p>9001</text:p>
          </table:table-cell>
          <table:table-cell office:value-type="float" office:value="9001000" calcext:value-type="float">
            <text:p>90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5.468815" calcext:value-type="float">
            <text:p>75.46881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101" calcext:value-type="float">
            <text:p>9101</text:p>
          </table:table-cell>
          <table:table-cell office:value-type="float" office:value="9101000" calcext:value-type="float">
            <text:p>91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3.303193" calcext:value-type="float">
            <text:p>83.30319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201" calcext:value-type="float">
            <text:p>9201</text:p>
          </table:table-cell>
          <table:table-cell office:value-type="float" office:value="9201000" calcext:value-type="float">
            <text:p>92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.505639" calcext:value-type="float">
            <text:p>95.50563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301" calcext:value-type="float">
            <text:p>9301</text:p>
          </table:table-cell>
          <table:table-cell office:value-type="float" office:value="9301000" calcext:value-type="float">
            <text:p>93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.924877" calcext:value-type="float">
            <text:p>87.92487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401" calcext:value-type="float">
            <text:p>9401</text:p>
          </table:table-cell>
          <table:table-cell office:value-type="float" office:value="9401000" calcext:value-type="float">
            <text:p>94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.616507" calcext:value-type="float">
            <text:p>100.61650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501" calcext:value-type="float">
            <text:p>9501</text:p>
          </table:table-cell>
          <table:table-cell office:value-type="float" office:value="9501000" calcext:value-type="float">
            <text:p>95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0.973222" calcext:value-type="float">
            <text:p>70.97322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601" calcext:value-type="float">
            <text:p>9601</text:p>
          </table:table-cell>
          <table:table-cell office:value-type="float" office:value="9601000" calcext:value-type="float">
            <text:p>96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7.724186" calcext:value-type="float">
            <text:p>127.72418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701" calcext:value-type="float">
            <text:p>9701</text:p>
          </table:table-cell>
          <table:table-cell office:value-type="float" office:value="9701000" calcext:value-type="float">
            <text:p>97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7.156887" calcext:value-type="float">
            <text:p>107.15688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801" calcext:value-type="float">
            <text:p>9801</text:p>
          </table:table-cell>
          <table:table-cell office:value-type="float" office:value="9801000" calcext:value-type="float">
            <text:p>98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.361529" calcext:value-type="float">
            <text:p>99.36152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901" calcext:value-type="float">
            <text:p>9901</text:p>
          </table:table-cell>
          <table:table-cell office:value-type="float" office:value="9901000" calcext:value-type="float">
            <text:p>99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1.333662" calcext:value-type="float">
            <text:p>101.33366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701" calcext:value-type="float">
            <text:p>3701</text:p>
          </table:table-cell>
          <table:table-cell office:value-type="float" office:value="3701000" calcext:value-type="float">
            <text:p>37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.441908" calcext:value-type="float">
            <text:p>30.44190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801" calcext:value-type="float">
            <text:p>3801</text:p>
          </table:table-cell>
          <table:table-cell office:value-type="float" office:value="3801000" calcext:value-type="float">
            <text:p>38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.693898" calcext:value-type="float">
            <text:p>33.69389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901" calcext:value-type="float">
            <text:p>3901</text:p>
          </table:table-cell>
          <table:table-cell office:value-type="float" office:value="3901000" calcext:value-type="float">
            <text:p>39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4.353946" calcext:value-type="float">
            <text:p>34.35394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001" calcext:value-type="float">
            <text:p>4001</text:p>
          </table:table-cell>
          <table:table-cell office:value-type="float" office:value="4001000" calcext:value-type="float">
            <text:p>40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9.236815" calcext:value-type="float">
            <text:p>39.23681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101" calcext:value-type="float">
            <text:p>4101</text:p>
          </table:table-cell>
          <table:table-cell office:value-type="float" office:value="4101000" calcext:value-type="float">
            <text:p>41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.603819" calcext:value-type="float">
            <text:p>28.60381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201" calcext:value-type="float">
            <text:p>4201</text:p>
          </table:table-cell>
          <table:table-cell office:value-type="float" office:value="4201000" calcext:value-type="float">
            <text:p>42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.267363" calcext:value-type="float">
            <text:p>37.26736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301" calcext:value-type="float">
            <text:p>4301</text:p>
          </table:table-cell>
          <table:table-cell office:value-type="float" office:value="4301000" calcext:value-type="float">
            <text:p>43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6.074179" calcext:value-type="float">
            <text:p>46.07417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401" calcext:value-type="float">
            <text:p>4401</text:p>
          </table:table-cell>
          <table:table-cell office:value-type="float" office:value="4401000" calcext:value-type="float">
            <text:p>44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2.527127" calcext:value-type="float">
            <text:p>32.52712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501" calcext:value-type="float">
            <text:p>4501</text:p>
          </table:table-cell>
          <table:table-cell office:value-type="float" office:value="4501000" calcext:value-type="float">
            <text:p>45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.330701" calcext:value-type="float">
            <text:p>33.33070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601" calcext:value-type="float">
            <text:p>4601</text:p>
          </table:table-cell>
          <table:table-cell office:value-type="float" office:value="4601000" calcext:value-type="float">
            <text:p>46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.239767" calcext:value-type="float">
            <text:p>37.23976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701" calcext:value-type="float">
            <text:p>4701</text:p>
          </table:table-cell>
          <table:table-cell office:value-type="float" office:value="4701000" calcext:value-type="float">
            <text:p>47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2.199445" calcext:value-type="float">
            <text:p>32.19944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801" calcext:value-type="float">
            <text:p>4801</text:p>
          </table:table-cell>
          <table:table-cell office:value-type="float" office:value="4801000" calcext:value-type="float">
            <text:p>48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.507748" calcext:value-type="float">
            <text:p>40.50774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901" calcext:value-type="float">
            <text:p>4901</text:p>
          </table:table-cell>
          <table:table-cell office:value-type="float" office:value="4901000" calcext:value-type="float">
            <text:p>49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6.625597" calcext:value-type="float">
            <text:p>46.62559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001" calcext:value-type="float">
            <text:p>5001</text:p>
          </table:table-cell>
          <table:table-cell office:value-type="float" office:value="5001000" calcext:value-type="float">
            <text:p>50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6.086156" calcext:value-type="float">
            <text:p>46.08615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101" calcext:value-type="float">
            <text:p>5101</text:p>
          </table:table-cell>
          <table:table-cell office:value-type="float" office:value="5101000" calcext:value-type="float">
            <text:p>51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7.934936" calcext:value-type="float">
            <text:p>47.93493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201" calcext:value-type="float">
            <text:p>5201</text:p>
          </table:table-cell>
          <table:table-cell office:value-type="float" office:value="5201000" calcext:value-type="float">
            <text:p>52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4.999855" calcext:value-type="float">
            <text:p>44.99985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301" calcext:value-type="float">
            <text:p>5301</text:p>
          </table:table-cell>
          <table:table-cell office:value-type="float" office:value="5301000" calcext:value-type="float">
            <text:p>53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9.89973" calcext:value-type="float">
            <text:p>49.8997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401" calcext:value-type="float">
            <text:p>5401</text:p>
          </table:table-cell>
          <table:table-cell office:value-type="float" office:value="5401000" calcext:value-type="float">
            <text:p>54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.417572" calcext:value-type="float">
            <text:p>55.41757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501" calcext:value-type="float">
            <text:p>5501</text:p>
          </table:table-cell>
          <table:table-cell office:value-type="float" office:value="5501000" calcext:value-type="float">
            <text:p>55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.767568" calcext:value-type="float">
            <text:p>55.76756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601" calcext:value-type="float">
            <text:p>5601</text:p>
          </table:table-cell>
          <table:table-cell office:value-type="float" office:value="5601000" calcext:value-type="float">
            <text:p>56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1.864255" calcext:value-type="float">
            <text:p>41.86425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701" calcext:value-type="float">
            <text:p>5701</text:p>
          </table:table-cell>
          <table:table-cell office:value-type="float" office:value="5701000" calcext:value-type="float">
            <text:p>57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1.084955" calcext:value-type="float">
            <text:p>51.08495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801" calcext:value-type="float">
            <text:p>5801</text:p>
          </table:table-cell>
          <table:table-cell office:value-type="float" office:value="5801000" calcext:value-type="float">
            <text:p>58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2.821153" calcext:value-type="float">
            <text:p>42.82115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901" calcext:value-type="float">
            <text:p>5901</text:p>
          </table:table-cell>
          <table:table-cell office:value-type="float" office:value="5901000" calcext:value-type="float">
            <text:p>59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4.832028" calcext:value-type="float">
            <text:p>44.83202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001" calcext:value-type="float">
            <text:p>6001</text:p>
          </table:table-cell>
          <table:table-cell office:value-type="float" office:value="6001000" calcext:value-type="float">
            <text:p>60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0.939525" calcext:value-type="float">
            <text:p>60.93952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101" calcext:value-type="float">
            <text:p>6101</text:p>
          </table:table-cell>
          <table:table-cell office:value-type="float" office:value="6101000" calcext:value-type="float">
            <text:p>61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.223902" calcext:value-type="float">
            <text:p>54.22390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201" calcext:value-type="float">
            <text:p>6201</text:p>
          </table:table-cell>
          <table:table-cell office:value-type="float" office:value="6201000" calcext:value-type="float">
            <text:p>62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1.731767" calcext:value-type="float">
            <text:p>51.73176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301" calcext:value-type="float">
            <text:p>6301</text:p>
          </table:table-cell>
          <table:table-cell office:value-type="float" office:value="6301000" calcext:value-type="float">
            <text:p>63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2.984058" calcext:value-type="float">
            <text:p>62.98405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401" calcext:value-type="float">
            <text:p>6401</text:p>
          </table:table-cell>
          <table:table-cell office:value-type="float" office:value="6401000" calcext:value-type="float">
            <text:p>64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7.10236" calcext:value-type="float">
            <text:p>47.1023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501" calcext:value-type="float">
            <text:p>6501</text:p>
          </table:table-cell>
          <table:table-cell office:value-type="float" office:value="6501000" calcext:value-type="float">
            <text:p>65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3.456822" calcext:value-type="float">
            <text:p>63.45682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601" calcext:value-type="float">
            <text:p>6601</text:p>
          </table:table-cell>
          <table:table-cell office:value-type="float" office:value="6601000" calcext:value-type="float">
            <text:p>66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1.579541" calcext:value-type="float">
            <text:p>51.57954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701" calcext:value-type="float">
            <text:p>6701</text:p>
          </table:table-cell>
          <table:table-cell office:value-type="float" office:value="6701000" calcext:value-type="float">
            <text:p>67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7.503786" calcext:value-type="float">
            <text:p>67.50378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801" calcext:value-type="float">
            <text:p>6801</text:p>
          </table:table-cell>
          <table:table-cell office:value-type="float" office:value="6801000" calcext:value-type="float">
            <text:p>68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4.464309" calcext:value-type="float">
            <text:p>74.46430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901" calcext:value-type="float">
            <text:p>6901</text:p>
          </table:table-cell>
          <table:table-cell office:value-type="float" office:value="6901000" calcext:value-type="float">
            <text:p>69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9.221192" calcext:value-type="float">
            <text:p>69.22119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001" calcext:value-type="float">
            <text:p>7001</text:p>
          </table:table-cell>
          <table:table-cell office:value-type="float" office:value="7001000" calcext:value-type="float">
            <text:p>70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3.527794" calcext:value-type="float">
            <text:p>63.52779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101" calcext:value-type="float">
            <text:p>7101</text:p>
          </table:table-cell>
          <table:table-cell office:value-type="float" office:value="7101000" calcext:value-type="float">
            <text:p>71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0.512758" calcext:value-type="float">
            <text:p>60.51275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201" calcext:value-type="float">
            <text:p>7201</text:p>
          </table:table-cell>
          <table:table-cell office:value-type="float" office:value="7201000" calcext:value-type="float">
            <text:p>72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4.314474" calcext:value-type="float">
            <text:p>74.31447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301" calcext:value-type="float">
            <text:p>7301</text:p>
          </table:table-cell>
          <table:table-cell office:value-type="float" office:value="7301000" calcext:value-type="float">
            <text:p>73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2.359085" calcext:value-type="float">
            <text:p>62.35908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401" calcext:value-type="float">
            <text:p>7401</text:p>
          </table:table-cell>
          <table:table-cell office:value-type="float" office:value="7401000" calcext:value-type="float">
            <text:p>74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4.722258" calcext:value-type="float">
            <text:p>64.72225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501" calcext:value-type="float">
            <text:p>7501</text:p>
          </table:table-cell>
          <table:table-cell office:value-type="float" office:value="7501000" calcext:value-type="float">
            <text:p>75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.327414" calcext:value-type="float">
            <text:p>87.32741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601" calcext:value-type="float">
            <text:p>7601</text:p>
          </table:table-cell>
          <table:table-cell office:value-type="float" office:value="7601000" calcext:value-type="float">
            <text:p>76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.718235" calcext:value-type="float">
            <text:p>94.71823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701" calcext:value-type="float">
            <text:p>7701</text:p>
          </table:table-cell>
          <table:table-cell office:value-type="float" office:value="7701000" calcext:value-type="float">
            <text:p>77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.555008" calcext:value-type="float">
            <text:p>90.55500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801" calcext:value-type="float">
            <text:p>7801</text:p>
          </table:table-cell>
          <table:table-cell office:value-type="float" office:value="7801000" calcext:value-type="float">
            <text:p>78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1.045154" calcext:value-type="float">
            <text:p>101.04515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901" calcext:value-type="float">
            <text:p>7901</text:p>
          </table:table-cell>
          <table:table-cell office:value-type="float" office:value="7901000" calcext:value-type="float">
            <text:p>79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.953005" calcext:value-type="float">
            <text:p>87.95300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001" calcext:value-type="float">
            <text:p>8001</text:p>
          </table:table-cell>
          <table:table-cell office:value-type="float" office:value="8001000" calcext:value-type="float">
            <text:p>80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6.10967" calcext:value-type="float">
            <text:p>66.1096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101" calcext:value-type="float">
            <text:p>8101</text:p>
          </table:table-cell>
          <table:table-cell office:value-type="float" office:value="8101000" calcext:value-type="float">
            <text:p>81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.22244" calcext:value-type="float">
            <text:p>94.2224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201" calcext:value-type="float">
            <text:p>8201</text:p>
          </table:table-cell>
          <table:table-cell office:value-type="float" office:value="8201000" calcext:value-type="float">
            <text:p>82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5.12018" calcext:value-type="float">
            <text:p>65.1201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301" calcext:value-type="float">
            <text:p>8301</text:p>
          </table:table-cell>
          <table:table-cell office:value-type="float" office:value="8301000" calcext:value-type="float">
            <text:p>83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.054745" calcext:value-type="float">
            <text:p>99.05474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401" calcext:value-type="float">
            <text:p>8401</text:p>
          </table:table-cell>
          <table:table-cell office:value-type="float" office:value="8401000" calcext:value-type="float">
            <text:p>84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0.37616" calcext:value-type="float">
            <text:p>70.3761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501" calcext:value-type="float">
            <text:p>8501</text:p>
          </table:table-cell>
          <table:table-cell office:value-type="float" office:value="8501000" calcext:value-type="float">
            <text:p>85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7.253655" calcext:value-type="float">
            <text:p>67.25365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601" calcext:value-type="float">
            <text:p>8601</text:p>
          </table:table-cell>
          <table:table-cell office:value-type="float" office:value="8601000" calcext:value-type="float">
            <text:p>86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.965297" calcext:value-type="float">
            <text:p>90.96529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701" calcext:value-type="float">
            <text:p>8701</text:p>
          </table:table-cell>
          <table:table-cell office:value-type="float" office:value="8701000" calcext:value-type="float">
            <text:p>87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.131562" calcext:value-type="float">
            <text:p>86.13156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801" calcext:value-type="float">
            <text:p>8801</text:p>
          </table:table-cell>
          <table:table-cell office:value-type="float" office:value="8801000" calcext:value-type="float">
            <text:p>88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5.324612" calcext:value-type="float">
            <text:p>105.32461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901" calcext:value-type="float">
            <text:p>8901</text:p>
          </table:table-cell>
          <table:table-cell office:value-type="float" office:value="8901000" calcext:value-type="float">
            <text:p>89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.671607" calcext:value-type="float">
            <text:p>79.67160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001" calcext:value-type="float">
            <text:p>9001</text:p>
          </table:table-cell>
          <table:table-cell office:value-type="float" office:value="9001000" calcext:value-type="float">
            <text:p>90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.173288" calcext:value-type="float">
            <text:p>85.17328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101" calcext:value-type="float">
            <text:p>9101</text:p>
          </table:table-cell>
          <table:table-cell office:value-type="float" office:value="9101000" calcext:value-type="float">
            <text:p>91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.068833" calcext:value-type="float">
            <text:p>84.06883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201" calcext:value-type="float">
            <text:p>9201</text:p>
          </table:table-cell>
          <table:table-cell office:value-type="float" office:value="9201000" calcext:value-type="float">
            <text:p>92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.807592" calcext:value-type="float">
            <text:p>91.80759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301" calcext:value-type="float">
            <text:p>9301</text:p>
          </table:table-cell>
          <table:table-cell office:value-type="float" office:value="9301000" calcext:value-type="float">
            <text:p>93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.403374" calcext:value-type="float">
            <text:p>94.40337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401" calcext:value-type="float">
            <text:p>9401</text:p>
          </table:table-cell>
          <table:table-cell office:value-type="float" office:value="9401000" calcext:value-type="float">
            <text:p>94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8.83782" calcext:value-type="float">
            <text:p>68.8378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501" calcext:value-type="float">
            <text:p>9501</text:p>
          </table:table-cell>
          <table:table-cell office:value-type="float" office:value="9501000" calcext:value-type="float">
            <text:p>95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4.176551" calcext:value-type="float">
            <text:p>114.17655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601" calcext:value-type="float">
            <text:p>9601</text:p>
          </table:table-cell>
          <table:table-cell office:value-type="float" office:value="9601000" calcext:value-type="float">
            <text:p>96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.13118" calcext:value-type="float">
            <text:p>79.1311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701" calcext:value-type="float">
            <text:p>9701</text:p>
          </table:table-cell>
          <table:table-cell office:value-type="float" office:value="9701000" calcext:value-type="float">
            <text:p>97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9.31541" calcext:value-type="float">
            <text:p>139.3154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801" calcext:value-type="float">
            <text:p>9801</text:p>
          </table:table-cell>
          <table:table-cell office:value-type="float" office:value="9801000" calcext:value-type="float">
            <text:p>98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0.954104" calcext:value-type="float">
            <text:p>150.95410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901" calcext:value-type="float">
            <text:p>9901</text:p>
          </table:table-cell>
          <table:table-cell office:value-type="float" office:value="9901000" calcext:value-type="float">
            <text:p>9901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.648374" calcext:value-type="float">
            <text:p>98.648374</text:p>
          </table:table-cell>
        </table:table-row>
      </table:table>
      <table:named-expressions/>
      <table:database-ranges>
        <table:database-range table:name="__Anonymous_Sheet_DB__0" table:target-range-address="res_2b.A1:res_2b.F1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18:00:01.7587150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6T18:01:28.734691412</dc:date>
    <meta:editing-duration>PT8M12S</meta:editing-duration>
    <meta:editing-cycles>2</meta:editing-cycles>
    <meta:generator>LibreOffice/7.6.2.1$Linux_X86_64 LibreOffice_project/56f7684011345957bbf33a7ee678afaf4d2ba333</meta:generator>
    <meta:document-statistic meta:table-count="1" meta:cell-count="75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126cm" svg:height="14.717cm" xlink:href=".." xlink:type="simple" chart:class="chart:bar" chart:style-name="ch1">
        <chart:legend chart:legend-position="end" svg:x="26.889cm" svg:y="7.059cm" style:legend-expansion="high" chart:style-name="ch2"/>
        <chart:plot-area chart:style-name="ch3" table:cell-range-address="res_2b.B64:res_2b.B126 res_2b.F64:res_2b.F126" chart:data-source-has-labels="column" svg:x="0.582cm" svg:y="0.294cm" svg:width="25.725cm" svg:height="14.129cm">
          <chart:coordinate-region svg:x="1.389cm" svg:y="0.493cm" svg:width="24.918cm" svg:height="12.875cm"/>
          <chart:axis chart:dimension="x" chart:name="primary-x" chart:style-name="ch4" chartooo:axis-type="auto">
            <chartooo:date-scale/>
            <chart:categories table:cell-range-address="res_2b.B64:res_2b.B1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_2b.F64:res_2b.F126" chart:class="chart:bar">
            <chart:data-point chart:repeated="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3701">
                <text:p>3701</text:p>
                <draw:g>
                  <svg:desc>res_2b.B64:res_2b.B126</svg:desc>
                </draw:g>
              </table:table-cell>
              <table:table-cell office:value-type="float" office:value="30.441908">
                <text:p>30.441908</text:p>
                <draw:g>
                  <svg:desc>res_2b.F64:res_2b.F126</svg:desc>
                </draw:g>
              </table:table-cell>
            </table:table-row>
            <table:table-row>
              <table:table-cell office:value-type="float" office:value="3801">
                <text:p>3801</text:p>
              </table:table-cell>
              <table:table-cell office:value-type="float" office:value="33.693898">
                <text:p>33.693898</text:p>
              </table:table-cell>
            </table:table-row>
            <table:table-row>
              <table:table-cell office:value-type="float" office:value="3901">
                <text:p>3901</text:p>
              </table:table-cell>
              <table:table-cell office:value-type="float" office:value="34.353946">
                <text:p>34.353946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39.236815">
                <text:p>39.236815</text:p>
              </table:table-cell>
            </table:table-row>
            <table:table-row>
              <table:table-cell office:value-type="float" office:value="4101">
                <text:p>4101</text:p>
              </table:table-cell>
              <table:table-cell office:value-type="float" office:value="28.603819">
                <text:p>28.603819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37.267363">
                <text:p>37.267363</text:p>
              </table:table-cell>
            </table:table-row>
            <table:table-row>
              <table:table-cell office:value-type="float" office:value="4301">
                <text:p>4301</text:p>
              </table:table-cell>
              <table:table-cell office:value-type="float" office:value="46.074179">
                <text:p>46.074179</text:p>
              </table:table-cell>
            </table:table-row>
            <table:table-row>
              <table:table-cell office:value-type="float" office:value="4401">
                <text:p>4401</text:p>
              </table:table-cell>
              <table:table-cell office:value-type="float" office:value="32.527127">
                <text:p>32.527127</text:p>
              </table:table-cell>
            </table:table-row>
            <table:table-row>
              <table:table-cell office:value-type="float" office:value="4501">
                <text:p>4501</text:p>
              </table:table-cell>
              <table:table-cell office:value-type="float" office:value="33.330701">
                <text:p>33.330701</text:p>
              </table:table-cell>
            </table:table-row>
            <table:table-row>
              <table:table-cell office:value-type="float" office:value="4601">
                <text:p>4601</text:p>
              </table:table-cell>
              <table:table-cell office:value-type="float" office:value="37.239767">
                <text:p>37.239767</text:p>
              </table:table-cell>
            </table:table-row>
            <table:table-row>
              <table:table-cell office:value-type="float" office:value="4701">
                <text:p>4701</text:p>
              </table:table-cell>
              <table:table-cell office:value-type="float" office:value="32.199445">
                <text:p>32.199445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40.507748">
                <text:p>40.507748</text:p>
              </table:table-cell>
            </table:table-row>
            <table:table-row>
              <table:table-cell office:value-type="float" office:value="4901">
                <text:p>4901</text:p>
              </table:table-cell>
              <table:table-cell office:value-type="float" office:value="46.625597">
                <text:p>46.625597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46.086156">
                <text:p>46.086156</text:p>
              </table:table-cell>
            </table:table-row>
            <table:table-row>
              <table:table-cell office:value-type="float" office:value="5101">
                <text:p>5101</text:p>
              </table:table-cell>
              <table:table-cell office:value-type="float" office:value="47.934936">
                <text:p>47.934936</text:p>
              </table:table-cell>
            </table:table-row>
            <table:table-row>
              <table:table-cell office:value-type="float" office:value="5201">
                <text:p>5201</text:p>
              </table:table-cell>
              <table:table-cell office:value-type="float" office:value="44.999855">
                <text:p>44.999855</text:p>
              </table:table-cell>
            </table:table-row>
            <table:table-row>
              <table:table-cell office:value-type="float" office:value="5301">
                <text:p>5301</text:p>
              </table:table-cell>
              <table:table-cell office:value-type="float" office:value="49.89973">
                <text:p>49.89973</text:p>
              </table:table-cell>
            </table:table-row>
            <table:table-row>
              <table:table-cell office:value-type="float" office:value="5401">
                <text:p>5401</text:p>
              </table:table-cell>
              <table:table-cell office:value-type="float" office:value="55.417572">
                <text:p>55.417572</text:p>
              </table:table-cell>
            </table:table-row>
            <table:table-row>
              <table:table-cell office:value-type="float" office:value="5501">
                <text:p>5501</text:p>
              </table:table-cell>
              <table:table-cell office:value-type="float" office:value="55.767568">
                <text:p>55.767568</text:p>
              </table:table-cell>
            </table:table-row>
            <table:table-row>
              <table:table-cell office:value-type="float" office:value="5601">
                <text:p>5601</text:p>
              </table:table-cell>
              <table:table-cell office:value-type="float" office:value="41.864255">
                <text:p>41.864255</text:p>
              </table:table-cell>
            </table:table-row>
            <table:table-row>
              <table:table-cell office:value-type="float" office:value="5701">
                <text:p>5701</text:p>
              </table:table-cell>
              <table:table-cell office:value-type="float" office:value="51.084955">
                <text:p>51.084955</text:p>
              </table:table-cell>
            </table:table-row>
            <table:table-row>
              <table:table-cell office:value-type="float" office:value="5801">
                <text:p>5801</text:p>
              </table:table-cell>
              <table:table-cell office:value-type="float" office:value="42.821153">
                <text:p>42.821153</text:p>
              </table:table-cell>
            </table:table-row>
            <table:table-row>
              <table:table-cell office:value-type="float" office:value="5901">
                <text:p>5901</text:p>
              </table:table-cell>
              <table:table-cell office:value-type="float" office:value="44.832028">
                <text:p>44.832028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60.939525">
                <text:p>60.939525</text:p>
              </table:table-cell>
            </table:table-row>
            <table:table-row>
              <table:table-cell office:value-type="float" office:value="6101">
                <text:p>6101</text:p>
              </table:table-cell>
              <table:table-cell office:value-type="float" office:value="54.223902">
                <text:p>54.223902</text:p>
              </table:table-cell>
            </table:table-row>
            <table:table-row>
              <table:table-cell office:value-type="float" office:value="6201">
                <text:p>6201</text:p>
              </table:table-cell>
              <table:table-cell office:value-type="float" office:value="51.731767">
                <text:p>51.731767</text:p>
              </table:table-cell>
            </table:table-row>
            <table:table-row>
              <table:table-cell office:value-type="float" office:value="6301">
                <text:p>6301</text:p>
              </table:table-cell>
              <table:table-cell office:value-type="float" office:value="62.984058">
                <text:p>62.984058</text:p>
              </table:table-cell>
            </table:table-row>
            <table:table-row>
              <table:table-cell office:value-type="float" office:value="6401">
                <text:p>6401</text:p>
              </table:table-cell>
              <table:table-cell office:value-type="float" office:value="47.10236">
                <text:p>47.10236</text:p>
              </table:table-cell>
            </table:table-row>
            <table:table-row>
              <table:table-cell office:value-type="float" office:value="6501">
                <text:p>6501</text:p>
              </table:table-cell>
              <table:table-cell office:value-type="float" office:value="63.456822">
                <text:p>63.456822</text:p>
              </table:table-cell>
            </table:table-row>
            <table:table-row>
              <table:table-cell office:value-type="float" office:value="6601">
                <text:p>6601</text:p>
              </table:table-cell>
              <table:table-cell office:value-type="float" office:value="51.579541">
                <text:p>51.579541</text:p>
              </table:table-cell>
            </table:table-row>
            <table:table-row>
              <table:table-cell office:value-type="float" office:value="6701">
                <text:p>6701</text:p>
              </table:table-cell>
              <table:table-cell office:value-type="float" office:value="67.503786">
                <text:p>67.503786</text:p>
              </table:table-cell>
            </table:table-row>
            <table:table-row>
              <table:table-cell office:value-type="float" office:value="6801">
                <text:p>6801</text:p>
              </table:table-cell>
              <table:table-cell office:value-type="float" office:value="74.464309">
                <text:p>74.464309</text:p>
              </table:table-cell>
            </table:table-row>
            <table:table-row>
              <table:table-cell office:value-type="float" office:value="6901">
                <text:p>6901</text:p>
              </table:table-cell>
              <table:table-cell office:value-type="float" office:value="69.221192">
                <text:p>69.221192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63.527794">
                <text:p>63.527794</text:p>
              </table:table-cell>
            </table:table-row>
            <table:table-row>
              <table:table-cell office:value-type="float" office:value="7101">
                <text:p>7101</text:p>
              </table:table-cell>
              <table:table-cell office:value-type="float" office:value="60.512758">
                <text:p>60.512758</text:p>
              </table:table-cell>
            </table:table-row>
            <table:table-row>
              <table:table-cell office:value-type="float" office:value="7201">
                <text:p>7201</text:p>
              </table:table-cell>
              <table:table-cell office:value-type="float" office:value="74.314474">
                <text:p>74.314474</text:p>
              </table:table-cell>
            </table:table-row>
            <table:table-row>
              <table:table-cell office:value-type="float" office:value="7301">
                <text:p>7301</text:p>
              </table:table-cell>
              <table:table-cell office:value-type="float" office:value="62.359085">
                <text:p>62.359085</text:p>
              </table:table-cell>
            </table:table-row>
            <table:table-row>
              <table:table-cell office:value-type="float" office:value="7401">
                <text:p>7401</text:p>
              </table:table-cell>
              <table:table-cell office:value-type="float" office:value="64.722258">
                <text:p>64.722258</text:p>
              </table:table-cell>
            </table:table-row>
            <table:table-row>
              <table:table-cell office:value-type="float" office:value="7501">
                <text:p>7501</text:p>
              </table:table-cell>
              <table:table-cell office:value-type="float" office:value="87.327414">
                <text:p>87.327414</text:p>
              </table:table-cell>
            </table:table-row>
            <table:table-row>
              <table:table-cell office:value-type="float" office:value="7601">
                <text:p>7601</text:p>
              </table:table-cell>
              <table:table-cell office:value-type="float" office:value="94.718235">
                <text:p>94.718235</text:p>
              </table:table-cell>
            </table:table-row>
            <table:table-row>
              <table:table-cell office:value-type="float" office:value="7701">
                <text:p>7701</text:p>
              </table:table-cell>
              <table:table-cell office:value-type="float" office:value="90.555008">
                <text:p>90.555008</text:p>
              </table:table-cell>
            </table:table-row>
            <table:table-row>
              <table:table-cell office:value-type="float" office:value="7801">
                <text:p>7801</text:p>
              </table:table-cell>
              <table:table-cell office:value-type="float" office:value="101.045154">
                <text:p>101.045154</text:p>
              </table:table-cell>
            </table:table-row>
            <table:table-row>
              <table:table-cell office:value-type="float" office:value="7901">
                <text:p>7901</text:p>
              </table:table-cell>
              <table:table-cell office:value-type="float" office:value="87.953005">
                <text:p>87.953005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66.10967">
                <text:p>66.10967</text:p>
              </table:table-cell>
            </table:table-row>
            <table:table-row>
              <table:table-cell office:value-type="float" office:value="8101">
                <text:p>8101</text:p>
              </table:table-cell>
              <table:table-cell office:value-type="float" office:value="94.22244">
                <text:p>94.22244</text:p>
              </table:table-cell>
            </table:table-row>
            <table:table-row>
              <table:table-cell office:value-type="float" office:value="8201">
                <text:p>8201</text:p>
              </table:table-cell>
              <table:table-cell office:value-type="float" office:value="65.12018">
                <text:p>65.12018</text:p>
              </table:table-cell>
            </table:table-row>
            <table:table-row>
              <table:table-cell office:value-type="float" office:value="8301">
                <text:p>8301</text:p>
              </table:table-cell>
              <table:table-cell office:value-type="float" office:value="99.054745">
                <text:p>99.054745</text:p>
              </table:table-cell>
            </table:table-row>
            <table:table-row>
              <table:table-cell office:value-type="float" office:value="8401">
                <text:p>8401</text:p>
              </table:table-cell>
              <table:table-cell office:value-type="float" office:value="70.37616">
                <text:p>70.37616</text:p>
              </table:table-cell>
            </table:table-row>
            <table:table-row>
              <table:table-cell office:value-type="float" office:value="8501">
                <text:p>8501</text:p>
              </table:table-cell>
              <table:table-cell office:value-type="float" office:value="67.253655">
                <text:p>67.253655</text:p>
              </table:table-cell>
            </table:table-row>
            <table:table-row>
              <table:table-cell office:value-type="float" office:value="8601">
                <text:p>8601</text:p>
              </table:table-cell>
              <table:table-cell office:value-type="float" office:value="90.965297">
                <text:p>90.965297</text:p>
              </table:table-cell>
            </table:table-row>
            <table:table-row>
              <table:table-cell office:value-type="float" office:value="8701">
                <text:p>8701</text:p>
              </table:table-cell>
              <table:table-cell office:value-type="float" office:value="86.131562">
                <text:p>86.131562</text:p>
              </table:table-cell>
            </table:table-row>
            <table:table-row>
              <table:table-cell office:value-type="float" office:value="8801">
                <text:p>8801</text:p>
              </table:table-cell>
              <table:table-cell office:value-type="float" office:value="105.324612">
                <text:p>105.324612</text:p>
              </table:table-cell>
            </table:table-row>
            <table:table-row>
              <table:table-cell office:value-type="float" office:value="8901">
                <text:p>8901</text:p>
              </table:table-cell>
              <table:table-cell office:value-type="float" office:value="79.671607">
                <text:p>79.671607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85.173288">
                <text:p>85.173288</text:p>
              </table:table-cell>
            </table:table-row>
            <table:table-row>
              <table:table-cell office:value-type="float" office:value="9101">
                <text:p>9101</text:p>
              </table:table-cell>
              <table:table-cell office:value-type="float" office:value="84.068833">
                <text:p>84.068833</text:p>
              </table:table-cell>
            </table:table-row>
            <table:table-row>
              <table:table-cell office:value-type="float" office:value="9201">
                <text:p>9201</text:p>
              </table:table-cell>
              <table:table-cell office:value-type="float" office:value="91.807592">
                <text:p>91.807592</text:p>
              </table:table-cell>
            </table:table-row>
            <table:table-row>
              <table:table-cell office:value-type="float" office:value="9301">
                <text:p>9301</text:p>
              </table:table-cell>
              <table:table-cell office:value-type="float" office:value="94.403374">
                <text:p>94.403374</text:p>
              </table:table-cell>
            </table:table-row>
            <table:table-row>
              <table:table-cell office:value-type="float" office:value="9401">
                <text:p>9401</text:p>
              </table:table-cell>
              <table:table-cell office:value-type="float" office:value="68.83782">
                <text:p>68.83782</text:p>
              </table:table-cell>
            </table:table-row>
            <table:table-row>
              <table:table-cell office:value-type="float" office:value="9501">
                <text:p>9501</text:p>
              </table:table-cell>
              <table:table-cell office:value-type="float" office:value="114.176551">
                <text:p>114.176551</text:p>
              </table:table-cell>
            </table:table-row>
            <table:table-row>
              <table:table-cell office:value-type="float" office:value="9601">
                <text:p>9601</text:p>
              </table:table-cell>
              <table:table-cell office:value-type="float" office:value="79.13118">
                <text:p>79.13118</text:p>
              </table:table-cell>
            </table:table-row>
            <table:table-row>
              <table:table-cell office:value-type="float" office:value="9701">
                <text:p>9701</text:p>
              </table:table-cell>
              <table:table-cell office:value-type="float" office:value="139.31541">
                <text:p>139.31541</text:p>
              </table:table-cell>
            </table:table-row>
            <table:table-row>
              <table:table-cell office:value-type="float" office:value="9801">
                <text:p>9801</text:p>
              </table:table-cell>
              <table:table-cell office:value-type="float" office:value="150.954104">
                <text:p>150.954104</text:p>
              </table:table-cell>
            </table:table-row>
            <table:table-row>
              <table:table-cell office:value-type="float" office:value="9901">
                <text:p>9901</text:p>
              </table:table-cell>
              <table:table-cell office:value-type="float" office:value="98.648374">
                <text:p>98.6483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